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sv" fo:country="SE"/>
    </style:style>
    <style:style style:name="P2" style:family="paragraph" style:parent-style-name="Standard">
      <style:paragraph-properties>
        <style:tab-stops>
          <style:tab-stop style:position="8.296cm" style:type="center"/>
        </style:tab-stops>
      </style:paragraph-properties>
    </style:style>
    <style:style style:name="P3"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fo:language="sv" fo:country="SE"/>
    </style:style>
    <style:style style:name="T3" style:family="text">
      <style:text-properties fo:language="sv" fo:country="SE" fo:font-weight="bold" style:font-weight-asian="bold"/>
    </style:style>
    <style:style style:name="T4" style:family="text">
      <style:text-properties fo:language="sv" fo:country="SE"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GYRO – MLX90609 Angular Rate Sensor</text:span></text:p>
      <text:p text:style-name="Standard"><text:span text:style-name="T2">Gyrot används för att beräkna hur länge roboten ska rotera för att nå sin mål rotation. Gyrot kan som maximalt mäta 300 graders rotation per sekund, där 0.5v betyder 300 grader per sekund motsols och 4.5v betyder 300 grader per sekund medsols. 2.5v betyder att det inte är någon rotation. Mha de intervallen, 0.5 – 2.5 och 2.5 – 4.5 beräknas robotens nuvarande rotationshastighet.</text:span></text:p>
      <text:p text:style-name="Standard"><text:span text:style-name="T3">PSEUDOKOD FÖR GYRO I SENSORENHET</text:span></text:p>
      <text:p text:style-name="Standard"><text:span text:style-name="T2">Insignal är mellan 0,5 – 4,5V (konverterad gyro output)</text:span></text:p>
      <text:p text:style-name="P2"><text:span text:style-name="T2"># Variabel som lagrar procentAvMaxRotation<text:tab/></text:span></text:p>
      <text:p text:style-name="P2"><text:span text:style-name="T2"># Variabel som lagrar rotationsHåll<text:tab/></text:span></text:p>
      <text:p text:style-name="P2"><text:span text:style-name="T2"># Variabel som lagrar maxRoation</text:span></text:p>
      <text:p text:style-name="Standard"><text:span text:style-name="T2"># Kolla om insignalen är större eller mindre än 2,5.</text:span></text:p>
      <text:p text:style-name="Standard"><text:span text:style-name="T2"><text:tab/># Om insignal är större än 2,5</text:span></text:p>
      <text:p text:style-name="Standard"><text:span text:style-name="T2"><text:tab/><text:tab/># procentAvMaxRotation = insignal / 4.5</text:span></text:p>
      <text:p text:style-name="Standard"><text:span text:style-name="T2"><text:tab/><text:tab/># RotationsHåll = medsols</text:span></text:p>
      <text:p text:style-name="Standard"><text:span text:style-name="T2"><text:tab/># Om insignal är mindre än 2,5</text:span></text:p>
      <text:p text:style-name="Standard"><text:span text:style-name="T2"><text:tab/><text:tab/># procentAvMaxRotation = 0,5 / insignal</text:span></text:p>
      <text:p text:style-name="Standard"><text:span text:style-name="T2"><text:tab/><text:tab/># RotationsHåll = motsols</text:span></text:p>
      <text:p text:style-name="Standard"><text:span text:style-name="T2"># Utsignal = rotationsHåll + maxRotation * procentAvMaxRotation</text:span></text:p>
      <text:p text:style-name="P1"/>
      <text:p text:style-name="Standard"><text:span text:style-name="T3">PSEUDOKOD FÖR GYRO I MÅLSÖKNINGSENHET</text:span></text:p>
      <text:p text:style-name="P2"><text:span text:style-name="T2"># Variabel som lagrar målRotation</text:span></text:p>
      <text:p text:style-name="P2"><text:span text:style-name="T2"># rotationshastighet = insignal från sensorehet<text:tab/></text:span></text:p>
      <text:p text:style-name="Standard"><text:span text:style-name="T2"># rotationsTid = rotationsHastighet / målrotation</text:span></text:p>
      <text:p text:style-name="Standard"><text:span text:style-name="T2"># roterar i rotationsTid sekunder åt ett visst håll ( kommer från sensorenh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an Olin</meta:initial-creator>
    <dc:creator>Per Olin</dc:creator>
    <meta:editing-cycles>12</meta:editing-cycles>
    <meta:creation-date>2015-10-07T18:09:00</meta:creation-date>
    <dc:date>2015-10-13T21:11:18.02</dc:date>
    <meta:editing-duration>PT7M28S</meta:editing-duration>
    <meta:generator>OpenOffice/4.1.1$Win32 OpenOffice.org_project/411m6$Build-9775</meta:generator>
    <meta:document-statistic meta:table-count="0" meta:image-count="0" meta:object-count="0" meta:page-count="1" meta:paragraph-count="20" meta:word-count="186" meta:character-count="117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